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6ccd" officeooo:paragraph-rsid="00086ccd"/>
    </style:style>
    <style:style style:name="P2" style:family="paragraph" style:parent-style-name="Standard" style:list-style-name="L1">
      <style:text-properties officeooo:rsid="00086ccd" officeooo:paragraph-rsid="00086ccd"/>
    </style:style>
    <style:style style:name="P3" style:family="paragraph" style:parent-style-name="Standard" style:list-style-name="L2">
      <style:text-properties officeooo:rsid="00086ccd" officeooo:paragraph-rsid="00086ccd"/>
    </style:style>
    <style:style style:name="P4" style:family="paragraph" style:parent-style-name="Standard" style:list-style-name="L3">
      <style:text-properties officeooo:rsid="00086ccd" officeooo:paragraph-rsid="00086ccd"/>
    </style:style>
    <style:style style:name="P5" style:family="paragraph" style:parent-style-name="Standard" style:list-style-name="L3">
      <style:text-properties officeooo:rsid="0008c6c7" officeooo:paragraph-rsid="0008c6c7"/>
    </style:style>
    <style:style style:name="P6" style:family="paragraph" style:parent-style-name="Standard">
      <style:text-properties officeooo:rsid="00091fdd" officeooo:paragraph-rsid="00091fdd"/>
    </style:style>
    <style:style style:name="P7" style:family="paragraph" style:parent-style-name="Standard" style:list-style-name="L5">
      <style:text-properties officeooo:rsid="00091fdd" officeooo:paragraph-rsid="00091fdd"/>
    </style:style>
    <style:style style:name="P8" style:family="paragraph" style:parent-style-name="Standard" style:list-style-name="L5">
      <style:text-properties officeooo:rsid="00091fdd" officeooo:paragraph-rsid="000a2891"/>
    </style:style>
    <style:style style:name="P9" style:family="paragraph" style:parent-style-name="Standard" style:list-style-name="L6">
      <style:text-properties officeooo:rsid="00091fdd" officeooo:paragraph-rsid="000a2891"/>
    </style:style>
    <style:style style:name="P10" style:family="paragraph" style:parent-style-name="Standard" style:list-style-name="L6">
      <style:text-properties officeooo:rsid="00091fdd" officeooo:paragraph-rsid="00091fdd"/>
    </style:style>
    <style:style style:name="P11" style:family="paragraph" style:parent-style-name="Standard">
      <style:text-properties officeooo:rsid="000a2891" officeooo:paragraph-rsid="000a2891"/>
    </style:style>
    <style:style style:name="P12" style:family="paragraph" style:parent-style-name="Standard" style:list-style-name="L4">
      <style:text-properties officeooo:rsid="000a2891" officeooo:paragraph-rsid="000a2891"/>
    </style:style>
    <style:style style:name="P13" style:family="paragraph" style:parent-style-name="Standard" style:list-style-name="L5">
      <style:text-properties officeooo:rsid="000a2891" officeooo:paragraph-rsid="000a2891"/>
    </style:style>
    <style:style style:name="P14" style:family="paragraph" style:parent-style-name="Standard" style:list-style-name="L7">
      <style:text-properties officeooo:rsid="000a2891" officeooo:paragraph-rsid="000a2891"/>
    </style:style>
    <style:style style:name="P15" style:family="paragraph" style:parent-style-name="Standard" style:list-style-name="L8">
      <style:text-properties officeooo:rsid="000a2891" officeooo:paragraph-rsid="000a2891"/>
    </style:style>
    <style:style style:name="P16" style:family="paragraph" style:parent-style-name="Standard">
      <style:text-properties officeooo:rsid="000b078b" officeooo:paragraph-rsid="000b078b"/>
    </style:style>
    <style:style style:name="P17" style:family="paragraph" style:parent-style-name="Standard" style:list-style-name="L5">
      <style:text-properties officeooo:rsid="000b078b" officeooo:paragraph-rsid="000b078b"/>
    </style:style>
    <style:style style:name="P18" style:family="paragraph" style:parent-style-name="Standard" style:list-style-name="L10">
      <style:text-properties officeooo:rsid="000b078b" officeooo:paragraph-rsid="000b078b"/>
    </style:style>
    <style:style style:name="P19" style:family="paragraph" style:parent-style-name="Standard" style:list-style-name="L11">
      <style:text-properties officeooo:rsid="000b078b" officeooo:paragraph-rsid="000b078b"/>
    </style:style>
    <style:style style:name="P20" style:family="paragraph" style:parent-style-name="Standard" style:list-style-name="L3">
      <style:text-properties officeooo:rsid="000d58d9" officeooo:paragraph-rsid="000d58d9"/>
    </style:style>
    <style:style style:name="P21" style:family="paragraph" style:parent-style-name="Standard">
      <style:text-properties officeooo:rsid="000d58d9" officeooo:paragraph-rsid="000d58d9"/>
    </style:style>
    <style:style style:name="P22" style:family="paragraph" style:parent-style-name="Standard" style:list-style-name="L12">
      <style:text-properties officeooo:rsid="000d58d9" officeooo:paragraph-rsid="000d58d9"/>
    </style:style>
    <style:style style:name="P23" style:family="paragraph" style:parent-style-name="Standard" style:list-style-name="L13">
      <style:text-properties officeooo:rsid="000d58d9" officeooo:paragraph-rsid="000d58d9"/>
    </style:style>
    <style:style style:name="P24" style:family="paragraph" style:parent-style-name="Standard" style:list-style-name="L14">
      <style:text-properties officeooo:rsid="000d58d9" officeooo:paragraph-rsid="000d58d9"/>
    </style:style>
    <style:style style:name="P25" style:family="paragraph" style:parent-style-name="Standard" style:list-style-name="L15">
      <style:text-properties officeooo:rsid="000d58d9" officeooo:paragraph-rsid="000d58d9"/>
    </style:style>
    <style:style style:name="P26" style:family="paragraph" style:parent-style-name="Standard">
      <style:paragraph-properties fo:break-before="page"/>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086ccd"/>
    </style:style>
    <style:style style:name="T2" style:family="text">
      <style:text-properties fo:color="#ce181e" fo:font-style="italic" fo:font-weight="normal" style:font-style-asian="italic" style:font-weight-asian="normal" style:font-style-complex="italic" style:font-weight-complex="normal"/>
    </style:style>
    <style:style style:name="T3" style:family="text">
      <style:text-properties officeooo:rsid="000a2891"/>
    </style:style>
    <style:style style:name="T4" style:family="text">
      <style:text-properties officeooo:rsid="000b078b"/>
    </style:style>
    <style:style style:name="T5" style:family="text">
      <style:text-properties officeooo:rsid="000d58d9"/>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text:span text:style-name="T1">GameJam 01</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27"><text:a xlink:type="simple" xlink:href="#__RefHeading___Toc108_1757925053" text:style-name="Index_20_Link" text:visited-style-name="Index_20_Link">1 Allgemein<text:tab/>1</text:a></text:p>
          <text:p text:style-name="P27"><text:a xlink:type="simple" xlink:href="#__RefHeading___Toc110_1757925053" text:style-name="Index_20_Link" text:visited-style-name="Index_20_Link">2 Orte<text:tab/>1</text:a></text:p>
          <text:p text:style-name="P27"><text:a xlink:type="simple" xlink:href="#__RefHeading___Toc112_1757925053" text:style-name="Index_20_Link" text:visited-style-name="Index_20_Link">3 Charaktere<text:tab/>1</text:a></text:p>
          <text:p text:style-name="P29"><text:a xlink:type="simple" xlink:href="#__RefHeading___Toc114_1757925053" text:style-name="Index_20_Link" text:visited-style-name="Index_20_Link">3.1 Hauptcharaktere<text:tab/>1</text:a></text:p>
          <text:p text:style-name="P28"><text:a xlink:type="simple" xlink:href="#__RefHeading___Toc116_1757925053" text:style-name="Index_20_Link" text:visited-style-name="Index_20_Link">Protagonist<text:tab/>2</text:a></text:p>
          <text:p text:style-name="P28"><text:a xlink:type="simple" xlink:href="#__RefHeading___Toc118_1757925053" text:style-name="Index_20_Link" text:visited-style-name="Index_20_Link">Deutagonist<text:tab/>2</text:a></text:p>
          <text:p text:style-name="P29"><text:a xlink:type="simple" xlink:href="#__RefHeading___Toc120_1757925053" text:style-name="Index_20_Link" text:visited-style-name="Index_20_Link">3.2 Story-Charaktere<text:tab/>2</text:a></text:p>
          <text:p text:style-name="P28"><text:a xlink:type="simple" xlink:href="#__RefHeading___Toc122_1757925053" text:style-name="Index_20_Link" text:visited-style-name="Index_20_Link">Elisabeth Wagner → Lisbeth Bach<text:tab/>2</text:a></text:p>
          <text:p text:style-name="P28"><text:a xlink:type="simple" xlink:href="#__RefHeading___Toc124_1757925053" text:style-name="Index_20_Link" text:visited-style-name="Index_20_Link">Aaron Rosenbaum → Henry Wood<text:tab/>2</text:a></text:p>
          <text:p text:style-name="P28"><text:a xlink:type="simple" xlink:href="#__RefHeading___Toc126_1757925053" text:style-name="Index_20_Link" text:visited-style-name="Index_20_Link">Frieda Heinzmann (geb. Bach)<text:tab/>3</text:a></text:p>
          <text:p text:style-name="P28"><text:a xlink:type="simple" xlink:href="#__RefHeading___Toc128_1757925053" text:style-name="Index_20_Link" text:visited-style-name="Index_20_Link">Miriam Goldberg<text:tab/>3</text:a></text:p>
          <text:p text:style-name="P28"><text:a xlink:type="simple" xlink:href="#__RefHeading___Toc130_1757925053" text:style-name="Index_20_Link" text:visited-style-name="Index_20_Link">Siegfried von Eisenberg<text:tab/>3</text:a></text:p>
          <text:p text:style-name="P28"><text:a xlink:type="simple" xlink:href="#__RefHeading___Toc132_1757925053" text:style-name="Index_20_Link" text:visited-style-name="Index_20_Link">Gustav von Eisenberg<text:tab/>3</text:a></text:p>
          <text:p text:style-name="P29"><text:a xlink:type="simple" xlink:href="#__RefHeading___Toc134_1757925053" text:style-name="Index_20_Link" text:visited-style-name="Index_20_Link">3.3 Bewohner des Assiblocks<text:tab/>3</text:a></text:p>
          <text:p text:style-name="P29"><text:a xlink:type="simple" xlink:href="#__RefHeading___Toc136_1757925053" text:style-name="Index_20_Link" text:visited-style-name="Index_20_Link">3.4 Besucher im Museum (Kaffingen)<text:tab/>3</text:a></text:p>
          <text:p text:style-name="P29"><text:a xlink:type="simple" xlink:href="#__RefHeading___Toc138_1757925053" text:style-name="Index_20_Link" text:visited-style-name="Index_20_Link">3.5 Besucher im Museum (Amerika)<text:tab/>4</text:a></text:p>
          <text:p text:style-name="P27"><text:a xlink:type="simple" xlink:href="#__RefHeading___Toc140_1757925053" text:style-name="Index_20_Link" text:visited-style-name="Index_20_Link">4 Die Bilder<text:tab/>4</text:a></text:p>
          <text:p text:style-name="P29"><text:a xlink:type="simple" xlink:href="#__RefHeading___Toc142_1757925053" text:style-name="Index_20_Link" text:visited-style-name="Index_20_Link">4.1 1. Bild<text:tab/>4</text:a></text:p>
          <text:p text:style-name="P29"><text:a xlink:type="simple" xlink:href="#__RefHeading___Toc144_1757925053" text:style-name="Index_20_Link" text:visited-style-name="Index_20_Link">4.2 2. Bild<text:tab/>4</text:a></text:p>
          <text:p text:style-name="P29"><text:a xlink:type="simple" xlink:href="#__RefHeading___Toc146_1757925053" text:style-name="Index_20_Link" text:visited-style-name="Index_20_Link">4.3 3. Bild<text:tab/>4</text:a></text:p>
          <text:p text:style-name="P29"><text:a xlink:type="simple" xlink:href="#__RefHeading___Toc148_1757925053" text:style-name="Index_20_Link" text:visited-style-name="Index_20_Link">4.4 4. Bild<text:tab/>4</text:a></text:p>
          <text:p text:style-name="P27"><text:a xlink:type="simple" xlink:href="#__RefHeading___Toc150_1757925053" text:style-name="Index_20_Link" text:visited-style-name="Index_20_Link">5 Random-Spam<text:tab/>4</text:a></text:p>
        </text:index-body>
      </text:table-of-content>
      <text:p text:style-name="Standard"/>
      <text:p text:style-name="Standard"/>
      <text:p text:style-name="P26"/>
      <text:h text:style-name="Heading_20_1" text:outline-level="1"><text:bookmark-start text:name="__RefHeading___Toc108_1757925053"/>Allgemein<text:bookmark-end text:name="__RefHeading___Toc108_1757925053"/></text:h>
      <text:p text:style-name="P1"/>
      <text:list xml:id="list3266075379" text:style-name="L2">
        <text:list-item>
          <text:p text:style-name="P3">Point &amp; Click Adventure</text:p>
        </text:list-item>
        <text:list-item>
          <text:p text:style-name="P3">1st Person (so Visual Novel like) ? <text:span text:style-name="T2">Oder doch 3rd Person?</text:span></text:p>
        </text:list-item>
        <text:list-item>
          <text:p text:style-name="P3">Schatzsuche + Mordfälle (?)</text:p>
        </text:list-item>
      </text:list>
      <text:h text:style-name="Heading_20_1" text:outline-level="1"><text:bookmark-start text:name="__RefHeading___Toc110_1757925053"/>Orte<text:bookmark-end text:name="__RefHeading___Toc110_1757925053"/></text:h>
      <text:list xml:id="list1744268920" text:style-name="L1">
        <text:list-item>
          <text:p text:style-name="P2">Assiblock: Am Assiblock 13, 0815 Kaffingen</text:p>
        </text:list-item>
        <text:list-item>
          <text:p text:style-name="P2">Museum (Kaffingen)</text:p>
        </text:list-item>
        <text:list-item>
          <text:p text:style-name="P2">Museum (Amerika)</text:p>
        </text:list-item>
      </text:list>
      <text:p text:style-name="P1"/>
      <text:h text:style-name="Heading_20_1" text:outline-level="1"><text:bookmark-start text:name="__RefHeading___Toc112_1757925053"/>Charaktere<text:bookmark-end text:name="__RefHeading___Toc112_1757925053"/></text:h>
      <text:h text:style-name="Heading_20_2" text:outline-level="2"><text:bookmark-start text:name="__RefHeading___Toc114_1757925053"/>Hauptcharaktere<text:bookmark-end text:name="__RefHeading___Toc114_1757925053"/></text:h>
      <text:p text:style-name="P16">Die Zwillinge Rosie und Richard sind als spielbare Charaktere zur Auswahl. Der aktiv gespielte Charakter wird zum Protagonisten, der andere zum Deutagonisten. Die Charaktereigenschaften sind von dieser Zuteilung, nicht von der Person an sich, abhängig.</text:p>
      <text:p text:style-name="P16">Geboren 1976 → Alter 37 Jahre</text:p>
      <text:h text:style-name="Heading_20_3" text:outline-level="3"><text:bookmark-start text:name="__RefHeading___Toc116_1757925053"/>Protagonist<text:bookmark-end text:name="__RefHeading___Toc116_1757925053"/></text:h>
      <text:list xml:id="list1371346715" text:style-name="L10">
        <text:list-item>
          <text:p text:style-name="P18">sarkastisch/lustig</text:p>
        </text:list-item>
        <text:list-item>
          <text:p text:style-name="P18">Partner + Kind</text:p>
        </text:list-item>
        <text:list-item>
          <text:p text:style-name="P18">Staatsanwalt</text:p>
        </text:list-item>
        <text:list-item>
          <text:p text:style-name="P18">will Richter werden</text:p>
        </text:list-item>
        <text:list-item>
          <text:p text:style-name="P18">sammelt kleine Mitbringsel/Fotos für Familie</text:p>
        </text:list-item>
        <text:list-item>
          <text:p text:style-name="P18">Workaholic</text:p>
        </text:list-item>
        <text:list-item>
          <text:p text:style-name="P18">Kettenraucher/<text:span text:style-name="T5">Kaffeejunkie</text:span></text:p>
        </text:list-item>
        <text:list-item>
          <text:p text:style-name="P18"><text:span text:style-name="T5">geduldig</text:span>/gechillt</text:p>
        </text:list-item>
        <text:list-item>
          <text:p text:style-name="P18">zuverlässig</text:p>
        </text:list-item>
      </text:list>
      <text:p text:style-name="P16"/>
      <text:h text:style-name="Heading_20_3" text:outline-level="3"><text:bookmark-start text:name="__RefHeading___Toc118_1757925053"/>Deutagonist<text:bookmark-end text:name="__RefHeading___Toc118_1757925053"/></text:h>
      <text:list xml:id="list2075556071" text:style-name="L11">
        <text:list-item>
          <text:p text:style-name="P19">homo/bi/pan/whatever</text:p>
        </text:list-item>
        <text:list-item>
          <text:p text:style-name="P19">in Beziehung</text:p>
        </text:list-item>
        <text:list-item>
          <text:p text:style-name="P19">künstlerisch begabt</text:p>
        </text:list-item>
        <text:list-item>
          <text:p text:style-name="P19">an Kunst interessiert (geht gern in Museen)</text:p>
        </text:list-item>
        <text:list-item>
          <text:p text:style-name="P19">Fotograf</text:p>
        </text:list-item>
        <text:list-item>
          <text:p text:style-name="P19">unpünktlich/zerstreut</text:p>
        </text:list-item>
        <text:list-item>
          <text:p text:style-name="P19">kann gut schlussfolgern/hat entscheidende Ideen</text:p>
        </text:list-item>
        <text:list-item>
          <text:p text:style-name="P19">taktlos/ neugierig/ nosy/ aufdringlich</text:p>
        </text:list-item>
      </text:list>
      <text:p text:style-name="P16"/>
      <text:h text:style-name="Heading_20_2" text:outline-level="2"><text:bookmark-start text:name="__RefHeading___Toc120_1757925053"/><text:soft-page-break/>Story-Charaktere<text:bookmark-end text:name="__RefHeading___Toc120_1757925053"/></text:h>
      <text:h text:style-name="Heading_20_3" text:outline-level="3"><text:bookmark-start text:name="__RefHeading___Toc122_1757925053"/>Elisabeth Wagner → Lisbeth Bach<text:bookmark-end text:name="__RefHeading___Toc122_1757925053"/></text:h>
      <text:list xml:id="list2485131011" text:style-name="L4">
        <text:list-item>
          <text:p text:style-name="P12">Oma der Hauptcharaktere</text:p>
        </text:list-item>
        <text:list-item>
          <text:p text:style-name="P12">geboren 1920, verstorben im Alter von 93 Jahren (kürzlich)</text:p>
        </text:list-item>
        <text:list-item>
          <text:p text:style-name="P12">wollte vor Flucht Aaron heiraten/mit ihm zusammen durchbrennen/…</text:p>
        </text:list-item>
        <text:list-item>
          <text:p text:style-name="P12">musste 4<text:span text:style-name="T4">1</text:span> (kurz nach Aaron) fliehen, da sie schwanger war + bekannt war dass sie mit Juden in Verbindung stand; flieht allein</text:p>
        </text:list-item>
        <text:list-item>
          <text:p text:style-name="P12">musste Namen ändern</text:p>
        </text:list-item>
        <text:list-item>
          <text:p text:style-name="P12">hat in DDR gelebt</text:p>
        </text:list-item>
        <text:list-item>
          <text:p text:style-name="P12">zog nach der Wende zurück nach Kaffingen, weil sie dort aufgewachsen ist</text:p>
        </text:list-item>
        <text:list-item>
          <text:p text:style-name="P12">Lieschen genannt von Aaron</text:p>
        </text:list-item>
        <text:list-item>
          <text:p text:style-name="P12">denkt Aaron sei tot</text:p>
        </text:list-item>
      </text:list>
      <text:h text:style-name="Heading_20_3" text:outline-level="3"><text:bookmark-start text:name="__RefHeading___Toc124_1757925053"/>Aaron Rosenbaum → Henry Wood<text:bookmark-end text:name="__RefHeading___Toc124_1757925053"/></text:h>
      <text:list xml:id="list2230628456" text:style-name="L5">
        <text:list-item>
          <text:p text:style-name="P13">Opa der Hauptcharaktere</text:p>
        </text:list-item>
        <text:list-item>
          <text:p text:style-name="P7">geboren: 1920 → Alter 93 <text:span text:style-name="T3">(?)</text:span></text:p>
        </text:list-item>
        <text:list-item>
          <text:p text:style-name="P7">aus reicher, jüdischer Familie</text:p>
        </text:list-item>
        <text:list-item>
          <text:p text:style-name="P8">wollte vor seiner Flucht Elisabeth heiraten</text:p>
        </text:list-item>
        <text:list-item>
          <text:p text:style-name="P7">(eventuell) haben Anwesen-Urkunde versteckt → Schatzkarte auf 4 Bildern von Aaron</text:p>
        </text:list-item>
        <text:list-item>
          <text:p text:style-name="P7">musste 4<text:span text:style-name="T4">1</text:span> abhauen → Amerika</text:p>
        </text:list-item>
        <text:list-item>
          <text:p text:style-name="P7">musste Namen ändern</text:p>
        </text:list-item>
        <text:list-item>
          <text:p text:style-name="P7">bekannter Maler</text:p>
        </text:list-item>
        <text:list-item>
          <text:p text:style-name="P7">denkt Elisabeth wäre in Krieg verstorben</text:p>
        </text:list-item>
        <text:list-item>
          <text:p text:style-name="P7">weiß nichts von gemeinsamen Kind</text:p>
        </text:list-item>
        <text:list-item>
          <text:p text:style-name="P7">kleiner Rosenbaum als Signatur/in Signatur/auf jeden seiner früheren Bilder</text:p>
        </text:list-item>
      </text:list>
      <text:h text:style-name="Heading_20_3" text:outline-level="3"><text:bookmark-start text:name="__RefHeading___Toc126_1757925053"/><text:span text:style-name="T5">Frieda</text:span> Heinzmann (geb. Bach)<text:bookmark-end text:name="__RefHeading___Toc126_1757925053"/></text:h>
      <text:list xml:id="list84707920662024" text:continue-numbering="true" text:style-name="L5">
        <text:list-item>
          <text:p text:style-name="P13">Mutter der Hauptcharaktere</text:p>
        </text:list-item>
        <text:list-item>
          <text:p text:style-name="P17">geboren 1942 → Alter 71 Jahre</text:p>
        </text:list-item>
        <text:list-item>
          <text:p text:style-name="P13">Tochter von Aaron und Elisabeth</text:p>
        </text:list-item>
        <text:list-item>
          <text:p text:style-name="P13">denkt Aaron sei tot</text:p>
        </text:list-item>
      </text:list>
      <text:h text:style-name="Heading_20_3" text:outline-level="3"><text:bookmark-start text:name="__RefHeading___Toc128_1757925053"/>Miriam Goldberg<text:bookmark-end text:name="__RefHeading___Toc128_1757925053"/></text:h>
      <text:list xml:id="list2066504095" text:style-name="L6">
        <text:list-item>
          <text:p text:style-name="P9">Großtante <text:span text:style-name="T3">der Hauptcharaktere</text:span></text:p>
        </text:list-item>
        <text:list-item>
          <text:p text:style-name="P10">große Schwester von Aaron</text:p>
        </text:list-item>
        <text:list-item>
          <text:p text:style-name="P10">verheiratet und hatte ein Kind</text:p>
        </text:list-item>
        <text:list-item>
          <text:p text:style-name="P10">ganze Familie in KZ verstorben (~44)</text:p>
        </text:list-item>
      </text:list>
      <text:p text:style-name="P6"/>
      <text:h text:style-name="Heading_20_3" text:outline-level="3"><text:bookmark-start text:name="__RefHeading___Toc130_1757925053"/>Siegfried von Eisenberg<text:bookmark-end text:name="__RefHeading___Toc130_1757925053"/></text:h>
      <text:list xml:id="list3157742277" text:style-name="L7">
        <text:list-item>
          <text:p text:style-name="P14">BFF von Aaron</text:p>
        </text:list-item>
        <text:list-item>
          <text:p text:style-name="P14">geboren: 1920~</text:p>
        </text:list-item>
        <text:list-item>
          <text:p text:style-name="P14">stoisch aber nett (n <text:span text:style-name="T5">Softie</text:span> im Inneren)</text:p>
        </text:list-item>
        <text:list-item>
          <text:p text:style-name="P14">vor wenigen Jahren verstorben</text:p>
        </text:list-item>
      </text:list>
      <text:p text:style-name="P11"/>
      <text:h text:style-name="Heading_20_3" text:outline-level="3"><text:bookmark-start text:name="__RefHeading___Toc132_1757925053"/>Gustav von Eisenberg<text:bookmark-end text:name="__RefHeading___Toc132_1757925053"/></text:h>
      <text:list xml:id="list1525129284" text:style-name="L8">
        <text:list-item>
          <text:p text:style-name="P15">Sohn von Siegfried</text:p>
        </text:list-item>
        <text:list-item>
          <text:p text:style-name="P15">geboren 1950~</text:p>
        </text:list-item>
      </text:list>
      <text:p text:style-name="P11"/>
      <text:h text:style-name="Heading_20_2" text:outline-level="2"><text:bookmark-start text:name="__RefHeading___Toc134_1757925053"/><text:soft-page-break/>Bewohner des Assiblocks<text:bookmark-end text:name="__RefHeading___Toc134_1757925053"/></text:h>
      <text:list xml:id="list3414532935" text:style-name="L3">
        <text:list-item>
          <text:p text:style-name="P5">Ossi-Obdachlos/Penner (EG)</text:p>
        </text:list-item>
        <text:list-item>
          <text:p text:style-name="P5">Waschbär-Familie (EG)</text:p>
        </text:list-item>
        <text:list-item>
          <text:p text:style-name="P4">Vertreter (1.OG)</text:p>
        </text:list-item>
        <text:list-item>
          <text:p text:style-name="P4">Fußball Opa (2.OG)</text:p>
          <text:list>
            <text:list-item>
              <text:p text:style-name="P20">sitzt auf Thron aus Sterni-Dosen</text:p>
            </text:list-item>
            <text:list-item>
              <text:p text:style-name="P20">„Ey, bring mir Bier“</text:p>
            </text:list-item>
          </text:list>
        </text:list-item>
        <text:list-item>
          <text:p text:style-name="P5">Übermüdete Studentin (2.OG)</text:p>
        </text:list-item>
        <text:list-item>
          <text:p text:style-name="P4">Lisbeth Bach (3.OG)</text:p>
        </text:list-item>
        <text:list-item>
          <text:p text:style-name="P4">Polizei mit Leiche (3. OG)</text:p>
        </text:list-item>
        <text:list-item>
          <text:p text:style-name="P5">Typ, der von Polizei befragt wird (3.OG)</text:p>
        </text:list-item>
        <text:list-item>
          <text:p text:style-name="P4">Schantalle und ihre Kinder (4.OG)</text:p>
          <text:list>
            <text:list-item>
              <text:p text:style-name="P20">30-jährige, 5-fache Mutter (jedes mit anderem Papa)</text:p>
            </text:list-item>
            <text:list-item>
              <text:p text:style-name="P20">hochschwanger, Papa ist nur kurz Kippen holen (seit 2 Wochen)</text:p>
            </text:list-item>
            <text:list-item>
              <text:p text:style-name="P20">pinke Leoparden-Leggings</text:p>
            </text:list-item>
            <text:list-item>
              <text:p text:style-name="P20">Kippe in der Hand, Baby aufm Arm, Assi-Palme</text:p>
            </text:list-item>
          </text:list>
        </text:list-item>
        <text:list-item>
          <text:p text:style-name="P4">Neurosen Norman (4.OG)</text:p>
        </text:list-item>
        <text:list-item>
          <text:p text:style-name="P4">Gansta-Kidz (4. OG)</text:p>
        </text:list-item>
        <text:list-item>
          <text:p text:style-name="P4">Familie Gotttreu (6.OG)</text:p>
        </text:list-item>
        <text:list-item>
          <text:p text:style-name="P4">Pailetten-Satanist (6.OG)</text:p>
        </text:list-item>
        <text:list-item>
          <text:p text:style-name="P4">Weed-Gärtner (7.OG)</text:p>
        </text:list-item>
      </text:list>
      <text:p text:style-name="P1"/>
      <text:h text:style-name="Heading_20_2" text:outline-level="2"><text:bookmark-start text:name="__RefHeading___Toc136_1757925053"/>Besucher im Museum (Kaffingen)<text:bookmark-end text:name="__RefHeading___Toc136_1757925053"/></text:h>
      <text:p text:style-name="P1"/>
      <text:h text:style-name="Heading_20_2" text:outline-level="2"><text:bookmark-start text:name="__RefHeading___Toc138_1757925053"/>Besucher im Museum (Amerika)<text:bookmark-end text:name="__RefHeading___Toc138_1757925053"/></text:h>
      <text:p text:style-name="P1"/>
      <text:p text:style-name="P1"/>
      <text:h text:style-name="Heading_20_1" text:outline-level="1"><text:bookmark-start text:name="__RefHeading___Toc140_1757925053"/>Die Bilder<text:bookmark-end text:name="__RefHeading___Toc140_1757925053"/></text:h>
      <text:h text:style-name="Heading_20_2" text:outline-level="2"><text:bookmark-start text:name="__RefHeading___Toc142_1757925053"/>1. Bild<text:bookmark-end text:name="__RefHeading___Toc142_1757925053"/></text:h>
      <text:list xml:id="list2388395840" text:style-name="L12">
        <text:list-item>
          <text:p text:style-name="P22">von Elisabeth, im Rosengarten hinterm Sommerhaus/Anwesen</text:p>
        </text:list-item>
        <text:list-item>
          <text:p text:style-name="P22">befindet sich in Elisabeths Wohnung</text:p>
        </text:list-item>
      </text:list>
      <text:h text:style-name="Heading_20_2" text:outline-level="2"><text:bookmark-start text:name="__RefHeading___Toc144_1757925053"/>2. Bild<text:bookmark-end text:name="__RefHeading___Toc144_1757925053"/></text:h>
      <text:list xml:id="list2377776363" text:style-name="L13">
        <text:list-item>
          <text:p text:style-name="P23">von Siegfried, irgendwo beim Sommerhaus</text:p>
        </text:list-item>
        <text:list-item>
          <text:p text:style-name="P23">befindet sich in Museum (Kaffingen) in thematischer Ausstellung, geliehen von Gustav</text:p>
        </text:list-item>
      </text:list>
      <text:h text:style-name="Heading_20_2" text:outline-level="2"><text:bookmark-start text:name="__RefHeading___Toc146_1757925053"/>3. Bild<text:bookmark-end text:name="__RefHeading___Toc146_1757925053"/></text:h>
      <text:list xml:id="list139508559" text:style-name="L14">
        <text:list-item>
          <text:p text:style-name="P24">von Miriam, auf Veranda von Sommerhaus</text:p>
        </text:list-item>
        <text:list-item>
          <text:p text:style-name="P24">in Museum (Amerika) gestiftet von Henry Wood</text:p>
        </text:list-item>
        <text:list-item>
          <text:p text:style-name="P24">→ überreden ist das letzte Quest und Enthüllung, dass Henry = Aaron</text:p>
        </text:list-item>
      </text:list>
      <text:p text:style-name="P21"/>
      <text:h text:style-name="Heading_20_2" text:outline-level="2"><text:bookmark-start text:name="__RefHeading___Toc148_1757925053"/>4. Bild<text:bookmark-end text:name="__RefHeading___Toc148_1757925053"/></text:h>
      <text:list xml:id="list159482210" text:style-name="L15">
        <text:list-item>
          <text:p text:style-name="P25">Foto von Zwillingen mit Opa</text:p>
        </text:list-item>
      </text:list>
      <text:h text:style-name="Heading_20_1" text:outline-level="1"><text:bookmark-start text:name="__RefHeading___Toc150_1757925053"/><text:soft-page-break/>Random-Spam<text:bookmark-end text:name="__RefHeading___Toc150_1757925053"/></text:h>
      <text:p text:style-name="P21"/>
      <text:p text:style-name="P21">Brotagonist</text:p>
      <text:p text:style-name="P21">Budda-Butter</text:p>
      <text:p text:style-name="P21">Das Wurst-Käse-Szenario</text:p>
      <text:p text:style-name="P21"/>
      <text:p text:style-name="P21">wenn der Spieler nicht weiter kommt, geht der Protagonist erstmal eine Rauchen + Nachdenken</text:p>
      <text:p text:style-name="P21">„Deine Mutter“-Witze zwischen den Zwillingen</text:p>
      <text:p text:style-name="P21">Tritt in Pfütze → Spam bleibt am Schuh kleben + da hängt irgendwas drin, dass man (später) gebrauchen kann</text:p>
      <text:p text:style-name="P21">braucht Handschuhe um manche Items aufheben zu können</text:p>
      <text:p text:style-name="P21">Flyer von Museum wegen Bild 2 in Omas Wohnung + Oma wollte das Bild kaufen aber ist vorher gestorben (Deutagonist findet Flyer)</text:p>
      <text:p text:style-name="P21">um an Opa ranzukommen gibt es übelst das doofe Rätsel, aber war am Ende umsonst, weil dr Deutagonist da was gedreht hat während man beschäftigt w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4T07:42:01.962000000</meta:creation-date>
    <dc:date>2018-08-04T08:46:51.256000000</dc:date>
    <meta:editing-duration>PT16M24S</meta:editing-duration>
    <meta:editing-cycles>5</meta:editing-cycles>
    <meta:generator>LibreOffice/5.4.7.2$Windows_X86_64 LibreOffice_project/c838ef25c16710f8838b1faec480ebba495259d0</meta:generator>
    <meta:document-statistic meta:table-count="0" meta:image-count="0" meta:object-count="0" meta:page-count="5" meta:paragraph-count="142" meta:word-count="772" meta:character-count="4538" meta:non-whitespace-character-count="4006"/>
  </office:meta>
</office:document-meta>
</file>